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E000000EF59012B537793DDFD.png" manifest:media-type="image/png"/>
  <manifest:file-entry manifest:full-path="Pictures/100000000000032B0000010816C13DDABEDE415C.png" manifest:media-type="image/png"/>
  <manifest:file-entry manifest:full-path="Pictures/10000000000001F100000089BB1A0B3DEE3C6E6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5.1772in" svg:height="1.4272in" draw:z-index="0"><draw:image xlink:href="Pictures/10000000000001F100000089BB1A0B3DEE3C6E6D.png" xlink:type="simple" xlink:show="embed" xlink:actuate="onLoad" draw:mime-type="image/png"/></draw:frame><draw:frame draw:style-name="fr1" draw:name="Image2" text:anchor-type="char" svg:x="-0.0181in" svg:y="1.5445in" svg:width="6.6929in" svg:height="2.1783in" draw:z-index="1"><draw:image xlink:href="Pictures/100000000000032B0000010816C13DDABEDE415C.png" xlink:type="simple" xlink:show="embed" xlink:actuate="onLoad" draw:mime-type="image/png"/></draw:frame><draw:frame draw:style-name="fr1" draw:name="Image3" text:anchor-type="char" svg:x="1.1102in" svg:y="3.8543in" svg:width="4.3126in" svg:height="2.4898in" draw:z-index="2"><draw:image xlink:href="Pictures/100000000000019E000000EF59012B537793DD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15:41:46.450374477</meta:creation-date>
    <dc:date>2025-04-06T15:45:37.725976879</dc:date>
    <meta:editing-duration>PT3M52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4.7.2$Linux_X86_64 LibreOffice_project/40$Build-2</meta:generator>
  </office:meta>
</office:document-meta>
</file>